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Untitled</text:title></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fo:padding="0.4cm" fo:border-left="0.002cm solid #cc6633" fo:border-right="none" fo:border-top="none" fo:border-bottom="none" style:shadow="non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shadow="none">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bq2" style:family="paragraph" style:parent-style-name="bq1">
      <style:paragraph-properties fo:margin-left="1.1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Untitled</dc:title>
    <meta:initial-creator>Daniel de Byl</meta:initial-creator>
    <meta:creation-date>2007-02-05T13:22:46</meta:creation-date>
    <dc:creator>Daniel de Byl</dc:creator>
    <dc:date>2007-07-31T16:03:48</dc:date>
    <dc:language>en-US</dc:language>
    <meta:editing-cycles>5</meta:editing-cycles>
    <meta:editing-duration>PT25M41S</meta:editing-duration>
    <meta:template xlink:type="simple" xlink:actuate="onRequest" xlink:role="template" xlink:href="../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3" meta:word-count="0" meta:character-count="13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